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4.322cm" fo:min-width="4.5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4.281cm" fo:min-width="4.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3.519cm" fo:min-width="4.58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3.814cm" fo:min-width="4.5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style:paragraph-properties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/>
      <style:text-properties fo:font-size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61cm" svg:height="1.673cm" svg:x="10.271cm" svg:y="1cm">
          <draw:text-box>
            <text:p><text:span text:style-name="T1">MAP</text:span></text:p>
          </draw:text-box>
        </draw:frame>
        <draw:custom-shape draw:style-name="gr2" draw:text-style-name="P3" draw:layer="layout" svg:width="5.08cm" svg:height="4.572cm" svg:x="3.762cm" svg:y="7.983cm">
          <text:p text:style-name="P2"><text:span text:style-name="T2">RDD 1</text:span></text:p>
          <text:p text:style-name="P2"><text:span text:style-name="T2"/></text:p>
          <text:p text:style-name="P2"><text:span text:style-name="T2">0</text:span></text:p>
          <text:p text:style-name="P2"><text:span text:style-name="T2">1</text:span></text:p>
          <text:p text:style-name="P2"><text:span text:style-name="T2">2</text:span></text:p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366cm" svg:y1="10.434cm" svg:x2="15.192cm" svg:y2="10.434cm">
          <text:p/>
        </draw:line>
        <draw:custom-shape draw:style-name="gr4" draw:text-style-name="P3" draw:layer="layout" svg:width="5.08cm" svg:height="4.531cm" svg:x="17.478cm" svg:y="7.897cm">
          <text:p text:style-name="P2"><text:span text:style-name="T2">RDD 2</text:span></text:p>
          <text:p text:style-name="P2"><text:span text:style-name="T2"/></text:p>
          <text:p text:style-name="P2"><text:span text:style-name="T2">5</text:span></text:p>
          <text:p text:style-name="P2"><text:span text:style-name="T2">6</text:span></text:p>
          <text:p text:style-name="P2"><text:span text:style-name="T2">7</text:span></text:p>
          <text:p text:style-name="P2"><text:span text:style-name="T2">8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cm" svg:height="0.962cm" svg:x="11.255cm" svg:y="9.037cm">
          <draw:text-box>
            <text:p>plus_five</text:p>
          </draw:text-box>
        </draw:frame>
      </draw:page>
      <draw:page draw:name="page2" draw:style-name="dp1" draw:master-page-name="Default">
        <draw:frame draw:style-name="gr6" draw:text-style-name="P1" draw:layer="layout" svg:width="6.858cm" svg:height="3.095cm" svg:x="10.271cm" svg:y="1cm">
          <draw:text-box>
            <text:p><text:span text:style-name="T1">REDUCE</text:span></text:p>
          </draw:text-box>
        </draw:frame>
        <draw:custom-shape draw:style-name="gr7" draw:text-style-name="P3" xml:id="id3" draw:id="id3" draw:layer="layout" svg:width="5.08cm" svg:height="3.769cm" svg:x="1.763cm" svg:y="4.683cm">
          <text:p text:style-name="P2"><text:span text:style-name="T2">Partition </text:span><text:span text:style-name="T2">1</text:span></text:p>
          <text:p text:style-name="P2"><text:span text:style-name="T2"/></text:p>
          <text:p text:style-name="P2"><text:span text:style-name="T2">1</text:span></text:p>
          <text:p text:style-name="P2"><text:span text:style-name="T2">1</text:span></text:p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" draw:id="id1" draw:layer="layout" svg:width="5.08cm" svg:height="4.064cm" svg:x="1.89cm" svg:y="10.017cm">
          <text:p text:style-name="P2"><text:span text:style-name="T2">Partition 2</text:span></text:p>
          <text:p text:style-name="P2"><text:span text:style-name="T2"/></text:p>
          <text:p text:style-name="P2"><text:span text:style-name="T2">2</text:span></text:p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5.08cm" svg:height="3.769cm" svg:x="13.192cm" svg:y="7.137cm">
          <text:p text:style-name="P2"><text:span text:style-name="T2">Result</text:span></text:p>
          <text:p text:style-name="P2"><text:span text:style-name="T2"/></text:p>
          <text:p text:style-name="P2"><text:span text:style-name="T2">1+1+1+2+2=7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97cm" svg:y1="12.049cm" svg:x2="13.192cm" svg:y2="9.021cm" draw:start-shape="id1" draw:start-glue-point="1" draw:end-shape="id2" draw:end-glue-point="3" svg:d="M6970 12049h3111v-3028h3111" svg:viewBox="0 0 6223 3029">
          <text:p/>
        </draw:connector>
        <draw:connector draw:style-name="gr3" draw:text-style-name="P4" draw:layer="layout" svg:x1="6.843cm" svg:y1="6.567cm" svg:x2="13.192cm" svg:y2="9.021cm" draw:start-shape="id3" draw:start-glue-point="1" draw:end-shape="id2" draw:end-glue-point="3" svg:d="M6843 6567h3175v2454h3174" svg:viewBox="0 0 6350 2455">
          <text:p/>
        </draw:connector>
        <draw:frame draw:style-name="gr5" draw:text-style-name="P5" draw:layer="layout" svg:width="1.7cm" svg:height="0.962cm" svg:x="10.855cm" svg:y="7.737cm">
          <draw:text-box>
            <text:p>su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16:19:14.786182033</meta:creation-date>
    <dc:date>2022-09-27T11:42:25.536337712</dc:date>
    <meta:editing-duration>PT13H1M46S</meta:editing-duration>
    <meta:editing-cycles>19</meta:editing-cycles>
    <meta:generator>LibreOffice/6.4.7.2$Linux_X86_64 LibreOffice_project/40$Build-2</meta:generator>
    <meta:document-statistic meta:object-count="12"/>
  </office:meta>
</office:document-meta>
</file>